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fenced open="[" close="]">
                <mrow>
                  <msub>
                    <mi>a</mi>
                    <mrow>
                      <msub>
                        <mo stretchy="false">α</mo>
                        <mi>r</mi>
                      </msub>
                    </mrow>
                  </msub>
                  <mi/>
                  <mi>,</mi>
                  <mi/>
                  <msub>
                    <mi>a</mi>
                    <mrow>
                      <msub>
                        <mo stretchy="false">α</mo>
                        <mi>s</mi>
                      </msub>
                    </mrow>
                  </msub>
                </mrow>
              </mfenced>
              <mrow>
                <mrow>
                  <mi/>
                  <mo stretchy="false">∓</mo>
                  <mi/>
                </mrow>
              </mrow>
            </msub>
            <mrow>
              <mi/>
              <mo stretchy="false">=</mo>
              <mi/>
            </mrow>
            <msub>
              <mfenced open="[" close="]">
                <mrow>
                  <msubsup>
                    <mi>a</mi>
                    <mrow>
                      <msub>
                        <mo stretchy="false">α</mo>
                        <mi>r</mi>
                      </msub>
                    </mrow>
                    <mo stretchy="false">†</mo>
                  </msubsup>
                  <mi/>
                  <mi>,</mi>
                  <mi/>
                  <msubsup>
                    <mi>a</mi>
                    <mrow>
                      <msub>
                        <mo stretchy="false">α</mo>
                        <mi>s</mi>
                      </msub>
                    </mrow>
                    <mo stretchy="false">†</mo>
                  </msubsup>
                </mrow>
              </mfenced>
              <mrow>
                <mrow>
                  <mi/>
                  <mo stretchy="false">∓</mo>
                  <mi/>
                </mrow>
              </mrow>
            </msub>
            <mrow>
              <mi/>
              <mo stretchy="false">=</mo>
              <mi/>
            </mrow>
            <mn>0</mn>
          </mrow>
        </mtd>
      </mtr>
      <mtr>
        <mtd>
          <mrow>
            <msub>
              <mfenced open="[" close="]">
                <mrow>
                  <msub>
                    <mi>a</mi>
                    <mrow>
                      <msub>
                        <mo stretchy="false">α</mo>
                        <mi>r</mi>
                      </msub>
                    </mrow>
                  </msub>
                  <mi/>
                  <mi>,</mi>
                  <mi/>
                  <msubsup>
                    <mi>a</mi>
                    <mrow>
                      <msub>
                        <mo stretchy="false">α</mo>
                        <mi>s</mi>
                      </msub>
                    </mrow>
                    <mo stretchy="false">†</mo>
                  </msubsup>
                </mrow>
              </mfenced>
              <mrow>
                <mrow>
                  <mi/>
                  <mo stretchy="false">∓</mo>
                  <mi/>
                </mrow>
              </mrow>
            </msub>
            <mrow>
              <mi/>
              <mo stretchy="false">=</mo>
              <mi/>
            </mrow>
            <msub>
              <mo stretchy="false">δ</mo>
              <mrow>
                <mi mathvariant="italic">rs</mi>
              </mrow>
            </msub>
          </mrow>
        </mtd>
      </mtr>
    </mtable>
    <annotation encoding="StarMath 5.0">left [ 
 a _{%ialpha _r} ~,~ a _{%ialpha _s} 
right ] _{`-+`} 
~=~ 
left [ 
 a _{%ialpha _r} ^%Ux2020 ~,~ a _{%ialpha _s} ^%Ux2020 
right ] _{`-+`} 
~=~ 0 

newline

left [ 
 a _{%ialpha _r} ~,~ a _{%ialpha _s} ^%Ux2020 
right ] _{`-+`} 
~=~ %idelta _{rs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23:32:09.063000000</meta:creation-date>
    <meta:generator>LibreOffice/4.1.4.2$Windows_x86 LibreOffice_project/0a0440ccc0227ad9829de5f46be37cfb6edcf72</meta:generator>
  </office:meta>
</office:document-meta>
</file>